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roboto" svg:font-family="roboto, Helvetica, Arial, sans-serif"/>
    <style:font-face style:name="serif" svg:font-family="serif"/>
  </office:font-face-decls>
  <office:automatic-styles>
    <style:style style:name="P1" style:family="paragraph" style:parent-style-name="Standard">
      <style:text-properties officeooo:rsid="000a0532" officeooo:paragraph-rsid="000a0532"/>
    </style:style>
    <style:style style:name="P2" style:family="paragraph" style:parent-style-name="Text_20_body">
      <style:text-properties officeooo:rsid="000a0532" officeooo:paragraph-rsid="000a0532"/>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text-properties officeooo:paragraph-rsid="000a0532"/>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text-properties officeooo:rsid="000b45a8" officeooo:paragraph-rsid="000b45a8"/>
    </style:style>
    <style:style style:name="P9" style:family="paragraph" style:parent-style-name="Text_20_body">
      <style:text-properties officeooo:rsid="000d3051" officeooo:paragraph-rsid="000d3051"/>
    </style:style>
    <style:style style:name="P10" style:family="paragraph" style:parent-style-name="Text_20_body">
      <style:text-properties officeooo:paragraph-rsid="000d3051"/>
    </style:style>
    <style:style style:name="T1" style:family="text">
      <style:text-properties officeooo:rsid="000a0532"/>
    </style:style>
    <style:style style:name="T2" style:family="text">
      <style:text-properties style:font-name="serif" fo:font-size="11.25pt"/>
    </style:style>
    <style:style style:name="T3" style:family="text">
      <style:text-properties officeooo:rsid="000d3051"/>
    </style:style>
    <style:style style:name="T4" style:family="text">
      <style:text-properties fo:font-weight="bold" style:font-weight-asian="bold" style:font-weight-complex="bold"/>
    </style:style>
    <style:style style:name="T5" style:family="text">
      <style:text-properties fo:font-weight="bold" officeooo:rsid="000d3051"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 ce qu’une donnée privée</text:p>
      <text:p text:style-name="P2">il s’agit de « toute information se rapportant à une personne physique identifiée ou identifiable (...) ;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 ». </text:p>
      <text:p text:style-name="P2">des données qui permettent d’identifié une personne indirectement doivent êtres protégées de la même manière que les données personnelles</text:p>
      <text:p text:style-name="P2">Les données anonymisé ne sont plus applicable pour le rgpd (en tenant compte de la technologie disponible</text:p>
      <text:p text:style-name="P2">une protection particulière pour les données personnels dites sensible (santé, origine racial ou ethnique, opinions politique, religieuse/philosophique, appartenance syndicale, les données biométrique, vie sexuelle, orientation sexuelle</text:p>
      <text:p text:style-name="Text_20_body">Le traitement des données de santé (et autres données dites « sensibles ») est interdit  sauf : </text:p>
      <text:list xml:id="list3237810441" text:style-name="L2">
        <text:list-item>
          <text:p text:style-name="P7">s’il y a consentement préalable et explicite du patient. </text:p>
        </text:list-item>
        <text:list-item>
          <text:p text:style-name="P7">si le traitement est nécessaire pour protéger les intérêts vitaux de la personne concernée ou d’une autre personne physique si la personne concernée n’est physiquement ou juridiquement pas en mesure de donner son consentement </text:p>
        </text:list-item>
        <text:list-item>
          <text:p text:style-name="P7">si le traitement est nécessaire aux fins de la médecine préventive ou de la médecine du travail </text:p>
        </text:list-item>
        <text:list-item>
          <text:p text:style-name="P6">si le traitement est nécessaire pour des raisons d’intérêt général dans le domaine de la santé publique.</text:p>
        </text:list-item>
      </text:list>
      <text:p text:style-name="P2"/>
      <text:p text:style-name="P2">Traitement :</text:p>
      <text:p text:style-name="P2">Dans chaque pays européen, une instance est en charge de contrôler la bonne application du RGPD. En France, c’est la <text:a xlink:type="simple" xlink:href="https://www.cnil.fr/professionnel" text:style-name="Internet_20_link" text:visited-style-name="Visited_20_Internet_20_Link">Commission Nationale de l’Informatique et des Libertés (CNIL)</text:a> qui remplit cette mission et qui définit le traitement des données comme suit : “Un traitement de données personnelles est une opération, ou ensemble d’opérations, portant sur des données personnelles, quel que soit le procédé utilisé. Un traitement de données personnelles n’est pas nécessairement informatisé : les fichiers papier sont également concernés et doivent être protégés dans les mêmes conditions. Un traitement de données doit avoir un objectif, <text:span text:style-name="Strong_20_Emphasis">une finalité déterminée</text:span> préalablement au recueil des données et à leur exploitation”.</text:p>
      <text:p text:style-name="Text_20_body">Lorsque l’on parle de traitement des données, on entend le recours à différents procédés : collecte, enregistrement, organisation, conservation, adaptation, modification, extraction, consultation, utilisation, communication par transmission ou diffusion ou toute autre forme de mise à disposition, rapprochement. Plusieurs exemples permettent d’illustrer ce principe de traitement d’informations :</text:p>
      <text:p text:style-name="P2"/>
      <text:list xml:id="list1801154543" text:style-name="L1">
        <text:list-item>
          <text:p text:style-name="P4">gestion du personnel et administration des salaires; </text:p>
        </text:list-item>
        <text:list-item>
          <text:p text:style-name="P4">accès à/consultation d’une base de données de contacts contenant des données à caractère personnel; </text:p>
        </text:list-item>
        <text:list-item>
          <text:p text:style-name="P4">envoi d’e-mails promotionnels*; </text:p>
        </text:list-item>
        <text:list-item>
          <text:p text:style-name="P4">déchiquetage de documents contenant des données à caractère personnel; </text:p>
        </text:list-item>
        <text:list-item>
          <text:p text:style-name="P4">publication/affichage d’une photo d’une personne sur un site internet; </text:p>
        </text:list-item>
        <text:list-item>
          <text:p text:style-name="P4">conservation d’adresses IP ou d’adresses MAC; </text:p>
        </text:list-item>
        <text:list-item>
          <text:p text:style-name="P3">enregistrement de vidéosurveillance. </text:p>
        </text:list-item>
      </text:list>
      <text:p text:style-name="P2"/>
      <text:p text:style-name="P2"><text:soft-page-break/></text:p>
      <text:p text:style-name="P2">Que faire en cas de violation de données</text:p>
      <text:p text:style-name="P2">Contacter l ‘apd via le formulaire </text:p>
      <text:p text:style-name="P8"><text:span text:style-name="T4">Apd </text:span>: Contrôleur général du respect des principes fondamentaux de la protection des données à caractère personnel</text:p>
      <text:p text:style-name="P9"><text:span text:style-name="T4">Service de première ligne </text:span>: reçoit des plaintes et demandes adressées a l’apd, peut lancer une procédure de médiation, promeut la protection des données auprès du public en accordant une attention spécifique aux mineurs, promeut auprès des responsables de traitement et des sous-traitants la prise de conscience de leurs obligations, fournit des informations relatives à lexercices de leurs droits aux personnes concernées</text:p>
      <text:p text:style-name="P10"><text:span text:style-name="T5">Centre de connaissances</text:span><text:span text:style-name="T3"> : </text:span>émet soit d'initiative, soir sur demande : des avis sur toute question relative aux traitements de données à caractère personnel; des recommandations relatives aux développements sociaux, économiques et technologiques qui peuvent avoir une incidence sur les traitements de données à caractère personnel. </text:p>
      <text:p text:style-name="P9"><text:span text:style-name="T4">Service d’inspection </text:span>: organe d’enquête de l’apd : examine les plaintes relatives a la legislation en matière de données à caractères personnel ainsi que les indices sérieux d’infractions à cette legislation</text:p>
      <text:p text:style-name="P10"><text:span text:style-name="T5">La chambre contentieuse</text:span><text:span text:style-name="T3"> : Organe administratif de règlement des litiges de l’apd : faire appliquer les règles dans des affaires q</text:span>ui lui sont soumises sur la base d’une plainte d’un citoyen ou dans le cadre d’une inspection demandée par l’APD. Elle traite également des affaires qui sont soumises à l’APD par les autorités des autres États membres de l’UE dans le cadre du mécanisme de guichet unique du RGPD et pour lesquelles l’APD est l’autorité chef de file ou autorité concernée.</text:p>
      <text:p text:style-name="Text_20_body">La Chambre contentieuse dispose du pouvoir d’imposer un éventail de mesures correctrices et d’amendes administratives. La procédure se déroule dans le respect des garanties procédurales.</text:p>
      <text:p text:style-name="P8"><text:span text:style-name="T5">O</text:span><text:span text:style-name="T4">rgane de contrôle de l’information policière</text:span> (COC)</text:p>
      <text:p text:style-name="P8"/>
      <text:p text:style-name="P2">L’EDPB recommande d’analyser une violation de données en trois étapes : <text:s/></text:p>
      <text:p text:style-name="P2"/>
      <text:p text:style-name="P2">1. Analyse préalable de la situation et des risques.</text:p>
      <text:p text:style-name="P2"/>
      <text:p text:style-name="P2">Le responsable du traitement (celui qui détermine les finalités et moyens du traitement des données) doit prendre en compte les éléments spécifiques de la violation telles que le type de données, le nombre de personnes impactées et les éventuelles mesures adoptées pour limiter les effets de la violation. Sur cette base, il pourra conclure si la violation est susceptible de résulter en une atteinte aux droits des personnes concernées par la violation.</text:p>
      <text:p text:style-name="P2"/>
      <text:p text:style-name="P2">2. <text:s/>Adoption de mesures visant à prévenir et limiter l’impact de la violation.</text:p>
      <text:p text:style-name="P2"/>
      <text:p text:style-name="P2">Des mesures peuvent être adoptées préalablement à la survenance d’une violation telle que le chiffrement des données, la création de back-ups, ou a posteriori comme l’effacement à distance des données d’un appareil.</text:p>
      <text:p text:style-name="P2"/>
      <text:p text:style-name="P2">3. L’obligation de notification et de documentation de la violation.</text:p>
      <text:p text:style-name="P2"><text:soft-page-break/></text:p>
      <text:p text:style-name="P2">Le responsable du traitement doit documenter chaque violation de données, en ce compris les circonstances de la violation, ses effets et les actions prises pour y remédier. Il a aussi l’obligation de notifier une violation de données, dans les meilleurs délais et, si possible, dans les 72 heures de la prise de connaissance de la violation à moins que la violation ne soit pas susceptible d’engendrer un risque pour les personnes concernées. De la même manière, il devra aussi communiquer la violation aux personnes concernées lorsque la violation est susceptible d’engendrer un risque élevé pour leurs droits et libertés.</text:p>
      <text:p text:style-name="P2">Que risque t’on</text:p>
      <text:p text:style-name="P2">Amende administratives (quand le dpo n’a pas fait son boulot : 10 million d’euro ou entreprise : 2 % du chiffre d’affaire mondial de l’exercice précédent, le montant le plus élevé étant retenu)</text:p>
      <text:p text:style-name="P2">En cas de défaut d’information des personnes (articles 13 et 14 du RGPD) sur les coordonnées du délégué, le plafond de ces amendes administratives est porté à 20.000.000 et 4% du chiffre d’affaire mondial total de l’exercice précédent. </text:p>
      <text:p text:style-name="P5"><text:span text:style-name="T1">Mesures correctrices (s</text:span><text:span text:style-name="T2">imple avertissement à l’interdiction de traitement en passant</text:span><text:line-break/><text:span text:style-name="T2">par le rappel à l’ordre et l’injonction</text:span> <text:span text:style-name="T1">)</text:span></text:p>
      <text:p text:style-name="P2">Sanction pénal</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roboto" svg:font-family="roboto, Helvetica, Arial, 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EB Garamond 12" fo:font-family="'EB Garamond 12'"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EB Garamond 12" fo:font-family="'EB Garamond 12'"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EB Garamond 12" fo:font-family="'EB Garamond 12'"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EB Garamond 12" fo:font-family="'EB Garamond 12'"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5T09:19:19.504000000</meta:creation-date>
    <dc:date>2022-07-05T16:32:44.758000000</dc:date>
    <meta:editing-duration>PT2H42M45S</meta:editing-duration>
    <meta:editing-cycles>1</meta:editing-cycles>
    <meta:document-statistic meta:table-count="0" meta:image-count="0" meta:object-count="0" meta:page-count="3" meta:paragraph-count="41" meta:word-count="1078" meta:character-count="7179" meta:non-whitespace-character-count="6134"/>
    <meta:generator>LibreOffice/7.3.4.2$Windows_X86_64 LibreOffice_project/728fec16bd5f605073805c3c9e7c4212a0120dc5</meta:generator>
  </office:meta>
</office:document-meta>
</file>